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2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34.0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Democratic</text:p>
          </table:table-cell>
          <table:table-cell office:value-type="string" calcext:value-type="string">
            <text:p>Republican</text:p>
          </table:table-cell>
          <table:table-cell office:value-type="string" calcext:value-type="string">
            <text:p>statecod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lectorates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epublican</text:p>
          </table:table-cell>
          <table:table-cell table:formula="of:=[.B2]+[.C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epublican</text:p>
          </table:table-cell>
          <table:table-cell table:formula="of:=[.B3]+[.C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Republican</text:p>
          </table:table-cell>
          <table:table-cell table:formula="of:=[.B4]+[.C4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epublican</text:p>
          </table:table-cell>
          <table:table-cell table:formula="of:=[.B5]+[.C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Democratic</text:p>
          </table:table-cell>
          <table:table-cell table:formula="of:=[.B6]+[.C6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Democratic</text:p>
          </table:table-cell>
          <table:table-cell table:formula="of:=[.B7]+[.C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T</text:p>
          </table:table-cell>
          <table:table-cell office:value-type="string" calcext:value-type="string">
            <text:p>Democratic</text:p>
          </table:table-cell>
          <table:table-cell table:formula="of:=[.B8]+[.C8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mocratic</text:p>
          </table:table-cell>
          <table:table-cell table:formula="of:=[.B9]+[.C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.C.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C</text:p>
          </table:table-cell>
          <table:table-cell office:value-type="string" calcext:value-type="string">
            <text:p>Democratic</text:p>
          </table:table-cell>
          <table:table-cell table:formula="of:=[.B10]+[.C1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Democratic</text:p>
          </table:table-cell>
          <table:table-cell table:formula="of:=[.B11]+[.C11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Republican</text:p>
          </table:table-cell>
          <table:table-cell table:formula="of:=[.B12]+[.C12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Democratic</text:p>
          </table:table-cell>
          <table:table-cell table:formula="of:=[.B13]+[.C1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publican</text:p>
          </table:table-cell>
          <table:table-cell table:formula="of:=[.B14]+[.C1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Democratic</text:p>
          </table:table-cell>
          <table:table-cell table:formula="of:=[.B15]+[.C15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publican</text:p>
          </table:table-cell>
          <table:table-cell table:formula="of:=[.B16]+[.C16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Democratic</text:p>
          </table:table-cell>
          <table:table-cell table:formula="of:=[.B17]+[.C1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Republican</text:p>
          </table:table-cell>
          <table:table-cell table:formula="of:=[.B18]+[.C1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Republican</text:p>
          </table:table-cell>
          <table:table-cell table:formula="of:=[.B19]+[.C1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epublican</text:p>
          </table:table-cell>
          <table:table-cell table:formula="of:=[.B20]+[.C2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ine (at-large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E–a/l</text:p>
          </table:table-cell>
          <table:table-cell office:value-type="string" calcext:value-type="string">
            <text:p>Democratic</text:p>
          </table:table-cell>
          <table:table-cell table:formula="of:=[.B21]+[.C2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ine, 1s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–1</text:p>
          </table:table-cell>
          <table:table-cell office:value-type="string" calcext:value-type="string">
            <text:p>Democratic</text:p>
          </table:table-cell>
          <table:table-cell table:formula="of:=[.B22]+[.C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e, 2n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–2</text:p>
          </table:table-cell>
          <table:table-cell office:value-type="string" calcext:value-type="string">
            <text:p>Democratic</text:p>
          </table:table-cell>
          <table:table-cell table:formula="of:=[.B23]+[.C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Democratic</text:p>
          </table:table-cell>
          <table:table-cell table:formula="of:=[.B24]+[.C2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Democratic</text:p>
          </table:table-cell>
          <table:table-cell table:formula="of:=[.B25]+[.C25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Democratic</text:p>
          </table:table-cell>
          <table:table-cell table:formula="of:=[.B26]+[.C26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N</text:p>
          </table:table-cell>
          <table:table-cell office:value-type="string" calcext:value-type="string">
            <text:p>Democratic</text:p>
          </table:table-cell>
          <table:table-cell table:formula="of:=[.B27]+[.C27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epublican</text:p>
          </table:table-cell>
          <table:table-cell table:formula="of:=[.B28]+[.C2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epublican</text:p>
          </table:table-cell>
          <table:table-cell table:formula="of:=[.B29]+[.C2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Republican</text:p>
          </table:table-cell>
          <table:table-cell table:formula="of:=[.B30]+[.C3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braska (at-large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–a/l</text:p>
          </table:table-cell>
          <table:table-cell office:value-type="string" calcext:value-type="string">
            <text:p>Republican</text:p>
          </table:table-cell>
          <table:table-cell table:formula="of:=[.B31]+[.C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braska, 1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–1</text:p>
          </table:table-cell>
          <table:table-cell office:value-type="string" calcext:value-type="string">
            <text:p>Republican</text:p>
          </table:table-cell>
          <table:table-cell table:formula="of:=[.B32]+[.C3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braska, 2n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–2</text:p>
          </table:table-cell>
          <table:table-cell office:value-type="string" calcext:value-type="string">
            <text:p>Republican</text:p>
          </table:table-cell>
          <table:table-cell table:formula="of:=[.B33]+[.C3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braska, 3r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–3</text:p>
          </table:table-cell>
          <table:table-cell office:value-type="string" calcext:value-type="string">
            <text:p>Republican</text:p>
          </table:table-cell>
          <table:table-cell table:formula="of:=[.B34]+[.C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Democratic</text:p>
          </table:table-cell>
          <table:table-cell table:formula="of:=[.B35]+[.C3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H</text:p>
          </table:table-cell>
          <table:table-cell office:value-type="string" calcext:value-type="string">
            <text:p>Democratic</text:p>
          </table:table-cell>
          <table:table-cell table:formula="of:=[.B36]+[.C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w Jersey[121]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Democratic</text:p>
          </table:table-cell>
          <table:table-cell table:formula="of:=[.B37]+[.C37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Democratic</text:p>
          </table:table-cell>
          <table:table-cell table:formula="of:=[.B38]+[.C3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w York[122]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Democratic</text:p>
          </table:table-cell>
          <table:table-cell table:formula="of:=[.B39]+[.C39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epublican</text:p>
          </table:table-cell>
          <table:table-cell table:formula="of:=[.B40]+[.C40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Republican</text:p>
          </table:table-cell>
          <table:table-cell table:formula="of:=[.B41]+[.C4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hio[123]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Democratic</text:p>
          </table:table-cell>
          <table:table-cell table:formula="of:=[.B42]+[.C42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publican</text:p>
          </table:table-cell>
          <table:table-cell table:formula="of:=[.B43]+[.C4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Democratic</text:p>
          </table:table-cell>
          <table:table-cell table:formula="of:=[.B44]+[.C4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Democratic</text:p>
          </table:table-cell>
          <table:table-cell table:formula="of:=[.B45]+[.C45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I</text:p>
          </table:table-cell>
          <table:table-cell office:value-type="string" calcext:value-type="string">
            <text:p>Democratic</text:p>
          </table:table-cell>
          <table:table-cell table:formula="of:=[.B46]+[.C4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Republican</text:p>
          </table:table-cell>
          <table:table-cell table:formula="of:=[.B47]+[.C4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Republican</text:p>
          </table:table-cell>
          <table:table-cell table:formula="of:=[.B48]+[.C4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Republican</text:p>
          </table:table-cell>
          <table:table-cell table:formula="of:=[.B49]+[.C49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publican</text:p>
          </table:table-cell>
          <table:table-cell table:formula="of:=[.B50]+[.C50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Republican</text:p>
          </table:table-cell>
          <table:table-cell table:formula="of:=[.B51]+[.C5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Democratic</text:p>
          </table:table-cell>
          <table:table-cell table:formula="of:=[.B52]+[.C5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Democratic</text:p>
          </table:table-cell>
          <table:table-cell table:formula="of:=[.B53]+[.C53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Democratic</text:p>
          </table:table-cell>
          <table:table-cell table:formula="of:=[.B54]+[.C54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Republican</text:p>
          </table:table-cell>
          <table:table-cell table:formula="of:=[.B55]+[.C5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sconsin[124]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I</text:p>
          </table:table-cell>
          <table:table-cell office:value-type="string" calcext:value-type="string">
            <text:p>Democratic</text:p>
          </table:table-cell>
          <table:table-cell table:formula="of:=[.B56]+[.C56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Republican</text:p>
          </table:table-cell>
          <table:table-cell table:formula="of:=[.B57]+[.C57]"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Sheet1.A1:Sheet1.D5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7:48:21.904403240</meta:creation-date>
    <dc:date>2016-11-04T17:57:43.406410210</dc:date>
    <meta:editing-duration>PT9M22S</meta:editing-duration>
    <meta:editing-cycles>1</meta:editing-cycles>
    <meta:document-statistic meta:table-count="1" meta:cell-count="286" meta:object-count="0"/>
    <meta:generator>LibreOffice/5.0.5.2$Linux_X86_64 LibreOffice_project/00m0$Build-2</meta:generator>
  </office:meta>
</office:document-meta>
</file>